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Ubuntu Mono" svg:font-family="'Ubuntu Mono'"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916cm"/>
    </style:style>
    <style:style style:name="Table1.B" style:family="table-column">
      <style:table-column-properties style:column-width="2.355cm"/>
    </style:style>
    <style:style style:name="Table1.C" style:family="table-column">
      <style:table-column-properties style:column-width="10.742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5.953cm"/>
    </style:style>
    <style:style style:name="Table3.B" style:family="table-column">
      <style:table-column-properties style:column-width="11.0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953cm"/>
    </style:style>
    <style:style style:name="Table2.B" style:family="table-column">
      <style:table-column-properties style:column-width="11.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Ubuntu Mono" fo:font-size="12pt" style:font-size-asian="12pt" style:font-size-complex="12pt"/>
    </style:style>
    <style:style style:name="P2" style:family="paragraph" style:parent-style-name="Standard">
      <style:text-properties style:font-name="Ubuntu Mono" fo:language="en" fo:country="US"/>
    </style:style>
    <style:style style:name="P3" style:family="paragraph" style:parent-style-name="Text_20_body">
      <style:paragraph-properties fo:margin-top="0cm" fo:margin-bottom="0cm"/>
      <style:text-properties style:font-name="Times New Roman" fo:font-size="12pt" style:font-size-asian="12pt" style:font-size-complex="12pt"/>
    </style:style>
    <style:style style:name="P4" style:family="paragraph" style:parent-style-name="Text_20_body">
      <style:paragraph-properties fo:margin-top="0cm" fo:margin-bottom="0cm"/>
      <style:text-properties style:font-name="Times New Roman" fo:font-size="12pt" fo:language="en" fo:country="US" style:font-size-asian="12pt" style:font-size-complex="12pt"/>
    </style:style>
    <style:style style:name="P5" style:family="paragraph" style:parent-style-name="Text_20_body">
      <style:paragraph-properties fo:margin-top="0cm" fo:margin-bottom="0cm"/>
      <style:text-properties style:font-name="Times New Roman" fo:font-size="14pt" fo:language="en" fo:country="US" fo:font-weight="bold" style:font-size-asian="14pt" style:font-weight-asian="bold" style:font-size-complex="14pt" style:font-weight-complex="bold"/>
    </style:style>
    <style:style style:name="P6" style:family="paragraph" style:parent-style-name="Text_20_body">
      <style:paragraph-properties fo:margin-top="0cm" fo:margin-bottom="0cm"/>
      <style:text-properties fo:language="en" fo:country="US"/>
    </style:style>
    <style:style style:name="P7" style:family="paragraph" style:parent-style-name="Preformatted_20_Text">
      <style:paragraph-properties fo:margin-top="0cm" fo:margin-bottom="0cm"/>
      <style:text-properties style:font-name="Ubuntu Mono" fo:font-size="12pt" fo:language="en" fo:country="US" style:font-size-asian="12pt" style:font-size-complex="12pt"/>
    </style:style>
    <style:style style:name="P8" style:family="paragraph" style:parent-style-name="Heading_20_2">
      <style:text-properties fo:language="en" fo:country="US"/>
    </style:style>
    <style:style style:name="P9" style:family="paragraph" style:parent-style-name="Table_20_Contents">
      <style:text-properties style:font-name="Times New Roman" fo:font-size="12pt" fo:language="en" fo:country="US" style:font-size-asian="12pt" style:font-size-complex="12pt"/>
    </style:style>
    <style:style style:name="P10" style:family="paragraph" style:parent-style-name="Table_20_Contents">
      <style:text-properties style:font-name="Times New Roman" fo:font-size="12pt" fo:language="en" fo:country="US" fo:font-weight="bold" style:font-size-asian="12pt" style:font-weight-asian="bold" style:font-size-complex="12pt" style:font-weight-complex="bold"/>
    </style:style>
    <style:style style:name="P11" style:family="paragraph" style:parent-style-name="Table_20_Contents">
      <style:text-properties style:font-name="Times New Roman" fo:font-size="12pt" fo:language="en" fo:country="US" fo:font-weight="normal" style:font-size-asian="12pt" style:font-weight-asian="normal" style:font-size-complex="12pt" style:font-weight-complex="normal"/>
    </style:style>
    <style:style style:name="P12" style:family="paragraph" style:parent-style-name="Preformatted_20_Text">
      <style:text-properties style:font-name="Ubuntu Mono" fo:font-size="12pt" fo:language="en" fo:country="US" style:font-size-asian="12pt" style:font-size-complex="12pt"/>
    </style:style>
    <style:style style:name="P13" style:family="paragraph" style:parent-style-name="Preformatted_20_Text">
      <style:paragraph-properties fo:margin-top="0cm" fo:margin-bottom="0.499cm"/>
      <style:text-properties style:font-name="Ubuntu Mono" fo:font-size="12pt" fo:language="en" fo:country="US" style:font-size-asian="12pt" style:font-size-complex="12pt"/>
    </style:style>
    <style:style style:name="P14" style:family="paragraph" style:parent-style-name="Text_20_body">
      <style:paragraph-properties fo:margin-top="0cm" fo:margin-bottom="0cm"/>
    </style:style>
    <style:style style:name="P15" style:family="paragraph" style:parent-style-name="Text_20_body">
      <style:paragraph-properties fo:margin-top="0cm" fo:margin-bottom="0cm"/>
      <style:text-properties style:font-name="Ubuntu Mono" fo:font-size="12pt" fo:language="en" fo:country="US" style:font-size-asian="12pt" style:font-size-complex="12pt"/>
    </style:style>
    <style:style style:name="P16" style:family="paragraph" style:parent-style-name="Text_20_body">
      <style:paragraph-properties fo:margin-top="0cm" fo:margin-bottom="0cm"/>
      <style:text-properties fo:language="en" fo:country="US"/>
    </style:style>
    <style:style style:name="P17" style:family="paragraph" style:parent-style-name="Text_20_body">
      <style:paragraph-properties fo:margin-top="0cm" fo:margin-bottom="0cm"/>
      <style:text-properties style:font-name="Times New Roman" fo:font-size="12pt" fo:language="en" fo:country="US" style:font-size-asian="12pt" style:font-size-complex="12pt"/>
    </style:style>
    <style:style style:name="P18" style:family="paragraph" style:parent-style-name="Text_20_body">
      <style:paragraph-properties fo:margin-top="0cm" fo:margin-bottom="0cm"/>
      <style:text-properties style:font-name="Times New Roman" fo:font-size="12pt" fo:language="en" fo:country="US" fo:font-weight="bold" style:font-size-asian="12pt" style:font-weight-asian="bold" style:font-size-complex="12pt" style:font-weight-complex="bold"/>
    </style:style>
    <style:style style:name="P19" style:family="paragraph" style:parent-style-name="Table_20_Contents">
      <style:text-properties style:font-name="Times New Roman" fo:font-size="12pt" fo:language="en" fo:country="US" style:font-size-asian="12pt" style:font-size-complex="12pt"/>
    </style:style>
    <style:style style:name="P20" style:family="paragraph" style:parent-style-name="Table_20_Contents" style:list-style-name="L1">
      <style:text-properties style:font-name="Times New Roman" fo:font-size="12pt" fo:language="en" fo:country="US" style:font-size-asian="12pt" style:font-size-complex="12pt"/>
    </style:style>
    <style:style style:name="P21" style:family="paragraph" style:parent-style-name="Table_20_Contents">
      <style:text-properties style:font-name="Times New Roman" fo:font-size="12pt" fo:language="en" fo:country="US" fo:font-weight="normal" style:font-size-asian="12pt" style:font-weight-asian="normal" style:font-size-complex="12pt" style:font-weight-complex="normal"/>
    </style:style>
    <style:style style:name="P22" style:family="paragraph" style:parent-style-name="Table_20_Contents">
      <style:text-properties style:font-name="Times New Roman" fo:font-size="12pt" fo:language="en" fo:country="US" fo:font-weight="bold" style:font-size-asian="12pt" style:font-weight-asian="bold" style:font-size-complex="12pt" style:font-weight-complex="bold"/>
    </style:style>
    <style:style style:name="P23" style:family="paragraph" style:parent-style-name="Table_20_Contents">
      <style:text-properties style:font-name="Times New Roman" fo:font-size="12pt" fo:language="en" fo:country="US" fo:background-color="transparent" style:font-size-asian="12pt" style:font-size-complex="12pt"/>
    </style:style>
    <style:style style:name="P24" style:family="paragraph" style:parent-style-name="Table_20_Contents" style:list-style-name="L1">
      <style:paragraph-properties fo:margin-left="0cm" fo:margin-right="0cm" fo:text-indent="-0.635cm" style:auto-text-indent="false"/>
    </style:style>
    <style:style style:name="P25" style:family="paragraph" style:parent-style-name="Preformatted_20_Text">
      <style:text-properties style:font-name="Ubuntu Mono" fo:font-size="10pt" fo:background-color="transparent" style:font-size-asian="10pt" style:font-size-complex="10pt"/>
    </style:style>
    <style:style style:name="P26" style:family="paragraph" style:parent-style-name="Preformatted_20_Text">
      <style:text-properties style:font-name="Ubuntu Mono" fo:font-size="10pt" fo:language="en" fo:country="US" fo:background-color="transparent" style:font-size-asian="10pt" style:font-size-complex="10pt"/>
    </style:style>
    <style:style style:name="T1" style:family="text">
      <style:text-properties style:font-name="Ubuntu Mono" fo:language="en" fo:country="US"/>
    </style:style>
    <style:style style:name="T2" style:family="text">
      <style:text-properties style:font-name="Ubuntu Mono" fo:font-size="12pt" fo:language="en" fo:country="US" style:font-size-asian="12pt" style:font-size-complex="12pt"/>
    </style:style>
    <style:style style:name="T3" style:family="text">
      <style:text-properties fo:language="en" fo:country="US"/>
    </style:style>
    <style:style style:name="T4" style:family="text">
      <style:text-properties style:font-name="Ubuntu Mono"/>
    </style:style>
    <style:style style:name="T5" style:family="text">
      <style:text-properties style:font-name="Times New Roman" fo:font-size="12pt" fo:language="en" fo:country="US"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Routing Web API Docs</text:h>
      <text:p text:style-name="P6">In order to communicate with your own hosted GraphHopper server you need to understand how. If you intend to use the Web API for your project and don't want to host it on your own servers – have a look <text:a xlink:type="simple" xlink:href="http://graphhopper.com/#enterprise">into our options</text:a>!</text:p>
      <text:p text:style-name="P6"/>
      <text:p text:style-name="P6">A simple example:</text:p>
      <text:p text:style-name="P1"><text:a xlink:type="simple" xlink:href="http://localhost:8989/api/route?point=45.752193%2C-0.686646&amp;point=46.229253%2C-0.32959"><text:span text:style-name="T3">http://localhost:8989/api/route?point=45.752193%2C-0.686646&amp;point=46.229253%2C-0.32959</text:span></text:a></text:p>
      <text:p text:style-name="P6"/>
      <text:p text:style-name="P6">The end point of the local instance is <text:a xlink:type="simple" xlink:href="http://localhost:8989/"><text:span text:style-name="T4">http://localhost:8989</text:span></text:a></text:p>
      <text:p text:style-name="P14"><text:span text:style-name="T3">The URL path to obtain the route is api/route.</text:span></text:p>
      <text:p text:style-name="P4"/>
      <text:p text:style-name="P4">All official parameters are shown in the following table</text:p>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10">Parameter</text:p>
          </table:table-cell>
          <table:table-cell table:style-name="Table1.A1" office:value-type="string">
            <text:p text:style-name="P10">Default</text:p>
          </table:table-cell>
          <table:table-cell table:style-name="Table1.C1" office:value-type="string">
            <text:p text:style-name="P10">Description</text:p>
          </table:table-cell>
        </table:table-row>
        <table:table-row>
          <table:table-cell table:style-name="Table1.A2" office:value-type="string">
            <text:p text:style-name="P11">point</text:p>
          </table:table-cell>
          <table:table-cell table:style-name="Table1.A2" office:value-type="string">
            <text:p text:style-name="P11">-</text:p>
          </table:table-cell>
          <table:table-cell table:style-name="Table1.C2" office:value-type="string">
            <text:p text:style-name="P11">Specifiy multiple points for which the route should be calculated. The order is important. Currently only two point parameter are supported. At least two points have to be specified.</text:p>
          </table:table-cell>
        </table:table-row>
        <table:table-row>
          <table:table-cell table:style-name="Table1.A2" office:value-type="string">
            <text:p text:style-name="P9">locale</text:p>
          </table:table-cell>
          <table:table-cell table:style-name="Table1.A2" office:value-type="string">
            <text:p text:style-name="P9">en</text:p>
          </table:table-cell>
          <table:table-cell table:style-name="Table1.C2" office:value-type="string">
            <text:p text:style-name="P9">The locale of the result. E.g. pt_PT for Portuguese</text:p>
          </table:table-cell>
        </table:table-row>
        <table:table-row>
          <table:table-cell table:style-name="Table1.A2" office:value-type="string">
            <text:p text:style-name="P9">instructions</text:p>
          </table:table-cell>
          <table:table-cell table:style-name="Table1.A2" office:value-type="string">
            <text:p text:style-name="P9">true</text:p>
          </table:table-cell>
          <table:table-cell table:style-name="Table1.C2" office:value-type="string">
            <text:p text:style-name="P9">If instruction should be calculated and returned</text:p>
          </table:table-cell>
        </table:table-row>
        <table:table-row>
          <table:table-cell table:style-name="Table1.A2" office:value-type="string">
            <text:p text:style-name="P9">vehicle</text:p>
          </table:table-cell>
          <table:table-cell table:style-name="Table1.A2" office:value-type="string">
            <text:p text:style-name="P9">car</text:p>
          </table:table-cell>
          <table:table-cell table:style-name="Table1.C2" office:value-type="string">
            <text:p text:style-name="P9">The vehicle for which the route should be calculated. Other vehicles are foot and bike</text:p>
          </table:table-cell>
        </table:table-row>
        <table:table-row>
          <table:table-cell table:style-name="Table1.A2" office:value-type="string">
            <text:p text:style-name="P9">weighting</text:p>
          </table:table-cell>
          <table:table-cell table:style-name="Table1.A2" office:value-type="string">
            <text:p text:style-name="P9">fastest</text:p>
          </table:table-cell>
          <table:table-cell table:style-name="Table1.C2" office:value-type="string">
            <text:p text:style-name="P9">Which kind of 'best' route calculation you need. Other option is 'shortest', currently not available in the public service.</text:p>
          </table:table-cell>
        </table:table-row>
        <table:table-row>
          <table:table-cell table:style-name="Table1.A2" office:value-type="string">
            <text:p text:style-name="P9">algorithm</text:p>
          </table:table-cell>
          <table:table-cell table:style-name="Table1.A2" office:value-type="string">
            <text:p text:style-name="P9">dijkstrabi</text:p>
          </table:table-cell>
          <table:table-cell table:style-name="Table1.C2" office:value-type="string">
            <text:p text:style-name="P9">The algorithm to calculate the route. Other options are dijkstra, astar and astarbi. For the public service only dijkstrabi is supported.</text:p>
          </table:table-cell>
        </table:table-row>
        <table:table-row>
          <table:table-cell table:style-name="Table1.A2" office:value-type="string">
            <text:p text:style-name="P9">encodedPolyline</text:p>
          </table:table-cell>
          <table:table-cell table:style-name="Table1.A2" office:value-type="string">
            <text:p text:style-name="P9">true</text:p>
          </table:table-cell>
          <table:table-cell table:style-name="Table1.C2" office:value-type="string">
            <text:p text:style-name="P9">If the resulting route should be 'compressed' using a special algorithm leading to massive bandwith reduction. You'll need a special handling on the client, if enabled. We provide Open Source code in Java and JavaScript.</text:p>
          </table:table-cell>
        </table:table-row>
        <table:table-row>
          <table:table-cell table:style-name="Table1.A2" office:value-type="string">
            <text:p text:style-name="P9">debug</text:p>
          </table:table-cell>
          <table:table-cell table:style-name="Table1.A2" office:value-type="string">
            <text:p text:style-name="P9">false</text:p>
          </table:table-cell>
          <table:table-cell table:style-name="Table1.C2" office:value-type="string">
            <text:p text:style-name="P9">If true, the output will be formated.</text:p>
          </table:table-cell>
        </table:table-row>
        <table:table-row>
          <table:table-cell table:style-name="Table1.A2" office:value-type="string">
            <text:p text:style-name="P9">calcPoints</text:p>
          </table:table-cell>
          <table:table-cell table:style-name="Table1.A2" office:value-type="string">
            <text:p text:style-name="P9">true</text:p>
          </table:table-cell>
          <table:table-cell table:style-name="Table1.C2" office:value-type="string">
            <text:p text:style-name="P9">If the points for the route should be calculated at all. Sometimes only the distance and time is necessary.</text:p>
          </table:table-cell>
        </table:table-row>
        <table:table-row>
          <table:table-cell table:style-name="Table1.A2" office:value-type="string">
            <text:p text:style-name="P9">type</text:p>
          </table:table-cell>
          <table:table-cell table:style-name="Table1.A2" office:value-type="string">
            <text:p text:style-name="P9">json</text:p>
          </table:table-cell>
          <table:table-cell table:style-name="Table1.C2" office:value-type="string">
            <text:list xml:id="list902988278" text:style-name="L1">
              <text:list-header>
                <text:p text:style-name="P24"><text:span text:style-name="T5">Specifies the resulting format of the route, for json the content type will be application/json. Other possible format options: </text:span></text:p>
              </text:list-header>
              <text:list-item>
                <text:p text:style-name="P20">jsonp you'll need to provide the callback function via the callback parameter. The content type will be application/javascript</text:p>
              </text:list-item>
              <text:list-item>
                <text:p text:style-name="P20">gpx, the content type will be application/xml</text:p>
              </text:list-item>
            </text:list>
          </table:table-cell>
        </table:table-row>
        <table:table-row>
          <table:table-cell table:style-name="Table1.A2" office:value-type="string">
            <text:p text:style-name="P9">minPathPrecision</text:p>
          </table:table-cell>
          <table:table-cell table:style-name="Table1.A2" office:value-type="string">
            <text:p text:style-name="P9">1</text:p>
          </table:table-cell>
          <table:table-cell table:style-name="Table1.C2" office:value-type="string">
            <text:p text:style-name="P9">Not recommended to change. Increase this number if you want to further reduce bandwith.</text:p>
          </table:table-cell>
        </table:table-row>
      </table:table>
      <text:p text:style-name="P4"/>
      <text:p text:style-name="P4"/>
      <text:p text:style-name="P18">Example output for the case type=json</text:p>
      <text:p text:style-name="P4"><text:soft-page-break/>Keep in mind that attributes which are not documented here can be removed in the future - so you should not rely on them!</text:p>
      <text:p text:style-name="P4"/>
      <text:p text:style-name="P7">{ "info": {</text:p>
      <text:p text:style-name="P12"><text:s text:c="4"/>"routeFound": true,</text:p>
      <text:p text:style-name="P12"><text:s text:c="4"/>"took": 0.002</text:p>
      <text:p text:style-name="P12"><text:s text:c="2"/>},</text:p>
      <text:p text:style-name="P12"><text:s text:c="2"/>"route": {</text:p>
      <text:p text:style-name="P12"><text:s text:c="4"/>"bbox": [ 13.388849400, 52.4457314, 13.444651963, 52.5170358125 ],</text:p>
      <text:p text:style-name="P12"><text:s text:c="4"/>"coordinates": "yhb_Imp`qAOwE@c@Ee@F_@@m@[CA^KdBqAhC_B`EoCfIk@`CQdAu....",</text:p>
      <text:p text:style-name="P12"><text:s text:c="4"/>"distance": 10246.272216816824,</text:p>
      <text:p text:style-name="P12"><text:s text:c="4"/>"time": 857191,</text:p>
      <text:p text:style-name="P12"><text:s text:c="4"/>"instructions": {</text:p>
      <text:p text:style-name="P12"><text:s text:c="6"/>"descriptions": [</text:p>
      <text:p text:style-name="P12"><text:s text:c="8"/>"Continue onto Parchimer Allee",</text:p>
      <text:p text:style-name="P12"><text:s text:c="8"/>"Turn slight right onto Fulhamer Allee",</text:p>
      <text:p text:style-name="P12"><text:s text:c="8"/>"Turn right onto Britzer Damm",</text:p>
      <text:p text:style-name="P12"><text:s text:c="8"/>"Continue onto Britzer Brücke",</text:p>
      <text:p text:style-name="P12"><text:s text:c="8"/>...</text:p>
      <text:p text:style-name="P12"><text:s text:c="8"/>"Finish!"</text:p>
      <text:p text:style-name="P12"><text:s text:c="6"/>],</text:p>
      <text:p text:style-name="P12"><text:s text:c="6"/>"distances": [</text:p>
      <text:p text:style-name="P12"><text:s text:c="8"/>188.393,</text:p>
      <text:p text:style-name="P12"><text:s text:c="8"/>628.815,</text:p>
      <text:p text:style-name="P12"><text:s text:c="8"/>1058.67,</text:p>
      <text:p text:style-name="P12"><text:s text:c="8"/>43.245,</text:p>
      <text:p text:style-name="P12"><text:s text:c="8"/>...</text:p>
      <text:p text:style-name="P12"><text:s text:c="8"/>0</text:p>
      <text:p text:style-name="P12"><text:s text:c="6"/>],</text:p>
      <text:p text:style-name="P12"><text:s text:c="6"/>"indications": [</text:p>
      <text:p text:style-name="P12"><text:s text:c="8"/>0,</text:p>
      <text:p text:style-name="P12"><text:s text:c="8"/>1,</text:p>
      <text:p text:style-name="P12"><text:s text:c="8"/>2,</text:p>
      <text:p text:style-name="P12"><text:s text:c="8"/>0,</text:p>
      <text:p text:style-name="P12"><text:s text:c="8"/>...</text:p>
      <text:p text:style-name="P12"><text:s text:c="8"/>4</text:p>
      <text:p text:style-name="P12"><text:s text:c="6"/>],</text:p>
      <text:p text:style-name="P12"><text:s text:c="6"/>"latLngs": [</text:p>
      <text:p text:style-name="P12"><text:s text:c="8"/>[ 52.4457314546623, 13.44279753929394 ],</text:p>
      <text:p text:style-name="P12"><text:s text:c="8"/>[ 52.445991764500555, 13.44398439177836 ],</text:p>
      <text:p text:style-name="P12"><text:s text:c="8"/>[ 52.44897032042527, 13.436276393449523 ],</text:p>
      <text:p text:style-name="P12"><text:s text:c="8"/>[ 52.45799502263952, 13.436300049043448 ],</text:p>
      <text:p text:style-name="P12"><text:s text:c="8"/>...</text:p>
      <text:p text:style-name="P12"><text:s text:c="8"/>[ 52.517035812555115,13.388849400593703 ]</text:p>
      <text:p text:style-name="P12"><text:s text:c="6"/>],</text:p>
      <text:p text:style-name="P12"><text:s text:c="6"/>"millis": [</text:p>
      <text:p text:style-name="P12"><text:s text:c="8"/>26100,</text:p>
      <text:p text:style-name="P12"><text:s text:c="8"/>78113,</text:p>
      <text:p text:style-name="P12"><text:s text:c="8"/>84689,</text:p>
      <text:p text:style-name="P12"><text:s text:c="8"/>3459,</text:p>
      <text:p text:style-name="P12"><text:s text:c="8"/>...</text:p>
      <text:p text:style-name="P12"><text:s text:c="8"/>0</text:p>
      <text:p text:style-name="P12"><text:s text:c="6"/>]</text:p>
      <text:p text:style-name="P12"><text:s text:c="4"/>}</text:p>
      <text:p text:style-name="P12"><text:s text:c="2"/>}</text:p>
      <text:p text:style-name="P13">}</text:p>
      <text:p text:style-name="P13"/>
      <table:table table:name="Table2" table:style-name="Table2">
        <table:table-column table:style-name="Table2.A"/>
        <table:table-column table:style-name="Table2.B"/>
        <text:soft-page-break/>
        <table:table-row>
          <table:table-cell table:style-name="Table2.A1" office:value-type="string">
            <text:p text:style-name="P10">JSON path/attribute</text:p>
          </table:table-cell>
          <table:table-cell table:style-name="Table2.B1" office:value-type="string">
            <text:p text:style-name="P10">Description</text:p>
          </table:table-cell>
        </table:table-row>
        <table:table-row>
          <table:table-cell table:style-name="Table2.A2" office:value-type="string">
            <text:p text:style-name="P9">info.took</text:p>
          </table:table-cell>
          <table:table-cell table:style-name="Table2.B2" office:value-type="string">
            <text:p text:style-name="P9">How many ms the request took on the server, without latency taken into account.</text:p>
          </table:table-cell>
        </table:table-row>
        <table:table-row>
          <table:table-cell table:style-name="Table2.A2" office:value-type="string">
            <text:p text:style-name="P9">info.routeFound</text:p>
          </table:table-cell>
          <table:table-cell table:style-name="Table2.B2" office:value-type="string">
            <text:p text:style-name="P9">Is true if route was found, false otherwise</text:p>
          </table:table-cell>
        </table:table-row>
        <table:table-row>
          <table:table-cell table:style-name="Table2.A2" office:value-type="string">
            <text:p text:style-name="P9">route.bbox</text:p>
          </table:table-cell>
          <table:table-cell table:style-name="Table2.B2" office:value-type="string">
            <text:p text:style-name="P9">The bounding box of the route, format: </text:p>
            <text:p text:style-name="P9">minLon, minLat, maxLon, maxLat</text:p>
          </table:table-cell>
        </table:table-row>
        <table:table-row>
          <table:table-cell table:style-name="Table2.A2" office:value-type="string">
            <text:p text:style-name="P9">route.coordinates</text:p>
          </table:table-cell>
          <table:table-cell table:style-name="Table2.B2" office:value-type="string">
            <text:p text:style-name="P9">The polyline encoded coordinates of the route. Order is lat,lon as it is no geoJson! Not provided if encodedPolyline=false, which is not yet formalized to be documented.</text:p>
          </table:table-cell>
        </table:table-row>
        <table:table-row>
          <table:table-cell table:style-name="Table2.A2" office:value-type="string">
            <text:p text:style-name="P9">route.distance</text:p>
          </table:table-cell>
          <table:table-cell table:style-name="Table2.B2" office:value-type="string">
            <text:p text:style-name="P9">The overall distance of the route, in meter</text:p>
          </table:table-cell>
        </table:table-row>
        <table:table-row>
          <table:table-cell table:style-name="Table2.A2" office:value-type="string">
            <text:p text:style-name="P9">route.time</text:p>
          </table:table-cell>
          <table:table-cell table:style-name="Table2.B2" office:value-type="string">
            <text:p text:style-name="P9">The overall time of the route, in ms</text:p>
          </table:table-cell>
        </table:table-row>
        <table:table-row>
          <table:table-cell table:style-name="Table2.A2" office:value-type="string">
            <text:p text:style-name="P11">route.instructions</text:p>
          </table:table-cell>
          <table:table-cell table:style-name="Table2.B2" office:value-type="string">
            <text:p text:style-name="P9">Contains information about the instructions for this route. The last instruction is always the Finish instruction and takes 0ms and 0meter. Keep in mind that instructions are currently under active development and can sometimes contain misleading information, so, make sure you always show an image of the map at the same time when navigating your users!</text:p>
          </table:table-cell>
        </table:table-row>
        <table:table-row>
          <table:table-cell table:style-name="Table2.A2" office:value-type="string">
            <text:p text:style-name="P9">route.instructions.descriptions</text:p>
          </table:table-cell>
          <table:table-cell table:style-name="Table2.B2" office:value-type="string">
            <text:p text:style-name="P9">A description what the user has to do in order to follow the route. The language depends on the locale parameter.</text:p>
          </table:table-cell>
        </table:table-row>
        <table:table-row>
          <table:table-cell table:style-name="Table2.A2" office:value-type="string">
            <text:p text:style-name="P9">route.instructions.distances</text:p>
          </table:table-cell>
          <table:table-cell table:style-name="Table2.B2" office:value-type="string">
            <text:p text:style-name="P9">The array of distances of validity for every instruction, in meter</text:p>
          </table:table-cell>
        </table:table-row>
        <table:table-row>
          <table:table-cell table:style-name="Table2.A2" office:value-type="string">
            <text:p text:style-name="P9">route.instructions.millis</text:p>
          </table:table-cell>
          <table:table-cell table:style-name="Table2.B2" office:value-type="string">
            <text:p text:style-name="P9">The array of durations of validity for every instruction, in ms</text:p>
          </table:table-cell>
        </table:table-row>
        <table:table-row>
          <table:table-cell table:style-name="Table2.A2" office:value-type="string">
            <text:p text:style-name="P9">route.instructions.latLngs</text:p>
          </table:table-cell>
          <table:table-cell table:style-name="Table2.B2" office:value-type="string">
            <text:p text:style-name="P9">The array of the first point where an instruction should be presented to the user</text:p>
          </table:table-cell>
        </table:table-row>
        <table:table-row>
          <table:table-cell table:style-name="Table2.A2" office:value-type="string">
            <text:p text:style-name="P9">route.instructions.indications</text:p>
          </table:table-cell>
          <table:table-cell table:style-name="Table2.B2" office:value-type="string">
            <text:p text:style-name="P23">The array of indication numbers for every instruction. If you want to display signs for right turn etc you need these numbers. </text:p>
            <text:p text:style-name="P25">TURN_SHARP_LEFT = -3</text:p>
            <text:p text:style-name="P25">TURN_LEFT = -2</text:p>
            <text:p text:style-name="P25">TURN_SLIGHT_LEFT = -1</text:p>
            <text:p text:style-name="P25">CONTINUE_ON_STREET = 0</text:p>
            <text:p text:style-name="P25">TURN_SLIGHT_RIGHT = 1</text:p>
            <text:p text:style-name="P25">TURN_RIGHT = 2</text:p>
            <text:p text:style-name="P26">TURN_SHARP_RIGHT = 3</text:p>
          </table:table-cell>
        </table:table-row>
      </table:table>
      <text:p text:style-name="P15"/>
      <text:p text:style-name="P15"/>
      <text:p text:style-name="P5">Area information</text:p>
      <text:p text:style-name="P15"/>
      <text:p text:style-name="P4">If you need to find out defails about the area or need to ping the service use api/info:</text:p>
      <text:p text:style-name="P3"><text:a xlink:type="simple" xlink:href="http://localhost:8989/api/info"><text:span text:style-name="T1">http://localhost:8989/api/info</text:span></text:a></text:p>
      <text:p text:style-name="P4"/>
      <text:p text:style-name="P4">Example output:</text:p>
      <text:p text:style-name="P2">{"buildDate":"2014-02-21T16:52",</text:p>
      <text:p text:style-name="P2"><text:s/>"bbox":[13.0726237909337,52.33350773901,13.7639719344073,52.679616459003],</text:p>
      <text:p text:style-name="P2"><text:s/>"version":"0.3",</text:p>
      <text:p text:style-name="P2"><text:s/>"supportedVehicles":"foot"</text:p>
      <text:p text:style-name="P2">}</text:p>
      <text:p text:style-name="P2"/>
      <table:table table:name="Table3" table:style-name="Table3">
        <table:table-column table:style-name="Table3.A"/>
        <table:table-column table:style-name="Table3.B"/>
        <table:table-row>
          <table:table-cell table:style-name="Table3.A1" office:value-type="string">
            <text:p text:style-name="P10">JSON path/attribute</text:p>
          </table:table-cell>
          <table:table-cell table:style-name="Table3.B1" office:value-type="string">
            <text:p text:style-name="P10">Description</text:p>
          </table:table-cell>
        </table:table-row>
        <table:table-row>
          <table:table-cell table:style-name="Table3.A2" office:value-type="string">
            <text:p text:style-name="P9">buildDate</text:p>
          </table:table-cell>
          <table:table-cell table:style-name="Table3.B2" office:value-type="string">
            <text:p text:style-name="P9">The GraphHopper build date</text:p>
          </table:table-cell>
        </table:table-row>
        <table:table-row>
          <table:table-cell table:style-name="Table3.A2" office:value-type="string">
            <text:p text:style-name="P9">version</text:p>
          </table:table-cell>
          <table:table-cell table:style-name="Table3.B2" office:value-type="string">
            <text:p text:style-name="P9">The GraphHopper version</text:p>
          </table:table-cell>
        </table:table-row>
        <text:soft-page-break/>
        <table:table-row>
          <table:table-cell table:style-name="Table3.A2" office:value-type="string">
            <text:p text:style-name="P9">supportedVehicle</text:p>
          </table:table-cell>
          <table:table-cell table:style-name="Table3.B2" office:value-type="string">
            <text:p text:style-name="P9">A comma separated list of supported vehicles</text:p>
          </table:table-cell>
        </table:table-row>
        <table:table-row>
          <table:table-cell table:style-name="Table3.A2" office:value-type="string">
            <text:p text:style-name="P9">bbox</text:p>
          </table:table-cell>
          <table:table-cell table:style-name="Table3.B2" office:value-type="string">
            <text:p text:style-name="P9">The maximum bounding box of the area, <text:bookmark-start text:name="__DdeLink__506_1063072733"/>format: </text:p>
            <text:p text:style-name="P9">minLon, minLat, maxLon, maxLat<text:bookmark-end text:name="__DdeLink__506_1063072733"/></text:p>
          </table:table-cell>
        </table:table-row>
      </table:table>
      <text:p text:style-name="P4"/>
      <text:p text:style-name="P4"/>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Ubuntu Mono" svg:font-family="'Ubuntu Mono'"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2"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eta:initial-creator>
    <meta:creation-date>2014-02-21T16:46:00</meta:creation-date>
    <dc:date>2014-02-21T18:01:00</dc:date>
    <dc:creator>peter </dc:creator>
    <meta:editing-duration>PT1H11M46S</meta:editing-duration>
    <meta:editing-cycles>29</meta:editing-cycles>
    <meta:generator>LibreOffice/3.5$Linux_x86 LibreOffice_project/350m1$Build-2</meta:generator>
    <meta:document-statistic meta:table-count="3" meta:image-count="0" meta:object-count="0" meta:page-count="4" meta:paragraph-count="154" meta:word-count="766" meta:character-count="5494" meta:non-whitespace-character-count="4540"/>
  </office:meta>
</office:document-meta>
</file>